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14" calcext:value-type="date">
            <text:p>09-14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185" office:value-type="string" calcext:value-type="string">
            <text:p>som-nanc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185" office:value-type="string" calcext:value-type="string">
            <text:p>som-mitc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3:37:14.611188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13T12:17:31.479847578</dc:date>
    <meta:editing-duration>P120DT16H3M54S</meta:editing-duration>
    <meta:editing-cycles>1473</meta:editing-cycles>
    <meta:document-statistic meta:table-count="12" meta:cell-count="3174" meta:object-count="0"/>
  </office:meta>
</office:document-meta>
</file>